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 Light" svg:font-family="'Source Code Pro Light'" style:font-pitch="fixed"/>
    <style:font-face style:name="Source Code Pro Medium" svg:font-family="'Source Code Pro Medium'" style:font-pitch="fixed"/>
    <style:font-face style:name="Andalus" svg:font-family="Andalu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Code Pro Medium" fo:font-size="14pt" fo:font-weight="normal" officeooo:rsid="001a4e71" officeooo:paragraph-rsid="001a4e71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Source Code Pro Medium" fo:font-size="8pt" fo:font-weight="normal" officeooo:rsid="001a4e71" officeooo:paragraph-rsid="001a4e71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top="0in" fo:margin-bottom="0.0598in" loext:contextual-spacing="false"/>
      <style:text-properties style:font-name="Source Code Pro Medium" fo:font-size="10pt" fo:font-weight="normal" officeooo:rsid="001a4e71" officeooo:paragraph-rsid="001a4e71" style:font-size-asian="10pt" style:font-weight-asian="normal" style:font-size-complex="10pt" style:font-weight-complex="normal"/>
    </style:style>
    <style:style style:name="Sect1" style:family="section">
      <style:section-properties text:dont-balance-text-columns="false" style:editable="false">
        <style:columns fo:column-count="2" fo:column-gap="0.1in">
          <style:column-sep style:width="0.0035in" style:color="#999999" style:height="100%" style:style="dotted"/>
          <style:column style:rel-width="4986*" fo:start-indent="0in" fo:end-indent="0.05in"/>
          <style:column style:rel-width="4986*" fo:start-indent="0.05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LIST - AWS SysOps Exam</text:p>
      <text:p text:style-name="P1">===========================</text:p>
      <text:p text:style-name="P1"/>
      <text:p text:style-name="P1"/>
      <text:p text:style-name="P2"/>
      <text:section text:style-name="Sect1" text:name="Seção1">
        <text:p text:style-name="P3">Monitoring</text:p>
        <text:p text:style-name="P3">[ ] - CloudWatch Introduction</text:p>
        <text:p text:style-name="P3">[ ] - EC2 Status Troubleshooting</text:p>
        <text:p text:style-name="P3">[ ] - Create A Cloud Watch Role</text:p>
        <text:p text:style-name="P3">[ ] - Monitoring EC2 With Custom Metrics</text:p>
        <text:p text:style-name="P3">[ ] - Monitoring EBS</text:p>
        <text:p text:style-name="P3">[ ] - Monitoring RDS</text:p>
        <text:p text:style-name="P3">[ ] - Monitoring ELB</text:p>
        <text:p text:style-name="P3">[ ] - Monitoring Elasticache</text:p>
        <text:p text:style-name="P3">[ ] - Centralised Monitoring Servers</text:p>
        <text:p text:style-name="P3">[ ] - Consolidated Billing</text:p>
        <text:p text:style-name="P3">[ ] - Billing &amp; Alerts</text:p>
        <text:p text:style-name="P3">[ ] - Cost Optimization</text:p>
        <text:p text:style-name="P3"/>
        <text:p text:style-name="P3">High Availability</text:p>
        <text:p text:style-name="P3">[ ] - Elasticity &amp; Scalability</text:p>
        <text:p text:style-name="P3">[ ] - Scale Up or Scale Out?</text:p>
        <text:p text:style-name="P3">[ ] - RDS and Multi-AZ Failover</text:p>
        <text:p text:style-name="P3">[ ] - RDS &amp; Using Read Replica's</text:p>
        <text:p text:style-name="P3">[ ] - RDS Multi-AZ &amp; Read Replica's</text:p>
        <text:p text:style-name="P3">[ ] - Bastion Hosts and HA</text:p>
        <text:p text:style-name="P3">[ ] - Troubleshooting Autoscaling</text:p>
        <text:p text:style-name="P3">[ ] - Root Access to AWS Services</text:p>
        <text:p text:style-name="P3">[ ] - Elastic Load Balancer</text:p>
        <text:p text:style-name="P3">[ ] - Pre-warming - ELB</text:p>
        <text:p text:style-name="P3">[ ] - Deployment &amp; Provisioning</text:p>
        <text:p text:style-name="P3"/>
        <text:p text:style-name="P3">Data Management</text:p>
        <text:p text:style-name="P3">[ ] - Disaster Recovery, Back Up &amp; AWS</text:p>
        <text:p text:style-name="P3">[ ] - AWS Services &amp; Automated Backups</text:p>
        <text:p text:style-name="P3">[ ] - EC2 Types - EBS vs Instance Store</text:p>
        <text:p text:style-name="P3">[ ] - Upgrading EBS Volume Types</text:p>
        <text:p text:style-name="P3">[ ] - Storing Log Files and Other BackUps</text:p>
        <text:p text:style-name="P3">[ ] - Data Management</text:p>
        <text:p text:style-name="P3">[ ] - Opsworks Overview</text:p>
        <text:p text:style-name="P3">[ ] - Setting Up Opsworks</text:p>
        <text:p text:style-name="P3"/>
        <text:p text:style-name="P3">Security</text:p>
        <text:p text:style-name="P3">[ ] - Building IAM Policies</text:p>
        <text:p text:style-name="P3">[ ] - Using IAM Roles with EC2 (recap)</text:p>
        <text:p text:style-name="P3">[ ] - Multifactor Authentication on AWS</text:p>
        <text:p text:style-name="P3">[ ] - Security Token Service</text:p>
        <text:p text:style-name="P3">[ ] - Security on AWS</text:p>
        <text:p text:style-name="P3">[ ] - AWS &amp; IT Audits</text:p>
        <text:p text:style-name="P3"/>
        <text:p text:style-name="P3">Networking</text:p>
        <text:p text:style-name="P3">[ ] - Network Bottlenecks</text:p>
        <text:p text:style-name="P3">[ ] - Route 53 - Regional Failover</text:p>
        <text:p text:style-name="P3">[ ] - Route53 - Weighted DNS</text:p>
        <text:p text:style-name="P3">[ ] - Route53 - Latency Based Routing</text:p>
        <text:p text:style-name="P3">[ ] - Route53 - Geolocation</text:p>
        <text:p text:style-name="P3">[ ] - AWS Direct Connect</text:p>
        <text:p text:style-name="P3">[ ] - VPC Overview</text:p>
        <text:p text:style-name="P3">[ ] - Build a custom VPC</text:p>
        <text:p text:style-name="P3">[ ] - Creating a NAT instance</text:p>
        <text:p text:style-name="P3">[ ] - Network ACL's</text:p>
        <text:p text:style-name="P3">[ ] - VPC Summary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 Light" svg:font-family="'Source Code Pro Light'" style:font-pitch="fixed"/>
    <style:font-face style:name="Source Code Pro Medium" svg:font-family="'Source Code Pro Medium'" style:font-pitch="fixed"/>
    <style:font-face style:name="Andalus" svg:font-family="Andalu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09:17:45.898346027</meta:creation-date>
    <dc:date>2015-10-12T09:25:30.678207674</dc:date>
    <meta:editing-duration>PT7M44S</meta:editing-duration>
    <meta:editing-cycles>1</meta:editing-cycles>
    <meta:document-statistic meta:table-count="0" meta:image-count="0" meta:object-count="0" meta:page-count="1" meta:paragraph-count="55" meta:word-count="326" meta:character-count="1483" meta:non-whitespace-character-count="1212"/>
    <meta:generator>LibreOffice/5.0.2.2$Linux_X86_64 LibreOffice_project/00m0$Build-2</meta:generator>
  </office:meta>
</office:document-meta>
</file>